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10.54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9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2cm" fo:min-width="5.39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38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4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19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27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6.1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3.83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16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9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479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9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8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9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7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2.86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78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0.50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46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79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33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4.38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15.89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3.4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6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6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4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39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878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4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541cm" fo:min-width="15.40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Arial1" fo:font-size="13.8999996185303pt" fo:font-style="italic" fo:font-weight="bold" style:font-size-asian="13.8999996185303pt" style:font-name-complex="Arial1" style:font-size-complex="13.8999996185303pt" style:font-style-complex="italic" style:font-weight-complex="bold"/>
    </style:style>
    <style:style style:name="T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0.8000001907349pt" fo:font-weight="bold" style:font-size-asian="10.8000001907349pt" style:font-name-complex="Arial1" style:font-size-complex="10.8000001907349pt" style:font-weight-complex="bold"/>
    </style:style>
    <style:style style:name="T4" style:family="text">
      <style:text-properties fo:color="#000000" style:font-name="Arial1" fo:font-size="13.8999996185303pt" fo:font-weight="bold" style:font-size-asian="13.8999996185303pt" style:font-name-complex="Arial1" style:font-size-complex="13.8999996185303pt" style:font-weight-complex="bold"/>
    </style:style>
    <style:style style:name="T5" style:family="text">
      <style:text-properties fo:color="#000000" style:font-name="Arial1" fo:font-size="10.8000001907349pt" style:font-size-asian="10.8000001907349pt" style:font-name-complex="Arial1" style:font-size-complex="10.8000001907349pt"/>
    </style:style>
    <style:style style:name="T6" style:family="text">
      <style:text-properties fo:color="#000000" style:font-name="Arial1" fo:font-size="9.89999961853027pt" style:font-size-asian="9.89999961853027pt" style:font-name-complex="Arial1" style:font-size-complex="9.89999961853027pt"/>
    </style:style>
    <style:style style:name="T7" style:family="text">
      <style:text-properties fo:color="#ff0000" style:font-name="Arial1" fo:font-size="9.89999961853027pt" fo:font-style="italic" style:font-size-asian="9.89999961853027pt" style:font-name-complex="Arial1" style:font-size-complex="9.89999961853027pt" style:font-style-complex="italic"/>
    </style:style>
    <style:style style:name="T8" style:family="text">
      <style:text-properties fo:color="#000000" style:font-name="Arial1" fo:font-size="9.89999961853027pt" fo:font-weight="bold" style:font-size-asian="9.89999961853027pt" style:font-name-complex="Arial1" style:font-size-complex="9.89999961853027pt" style:font-weight-complex="bold"/>
    </style:style>
    <style:style style:name="T9" style:family="text">
      <style:text-properties fo:color="#ff0000" style:font-name="Arial1" fo:font-size="9.89999961853027pt" style:font-size-asian="9.89999961853027pt" style:font-name-complex="Arial1" style:font-size-complex="9.89999961853027pt"/>
    </style:style>
    <style:style style:name="T10" style:family="text">
      <style:text-properties fo:color="#ff0000" style:font-name="Arial1" fo:font-size="9.89999961853027pt" fo:font-style="italic" fo:font-weight="bold" style:font-size-asian="9.89999961853027pt" style:font-name-complex="Arial1" style:font-size-complex="9.8999996185302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0.547cm" svg:height="0.552cm" svg:x="4.726cm" svg:y="2.527cm">
          <draw:text-box>
            <text:p text:style-name="P1"><text:span text:style-name="T1">RELACIONES PSICOSOCIALES EN EL AULA </text:span></text:p>
          </draw:text-box>
        </draw:frame>
        <draw:frame draw:style-name="gr2" draw:text-style-name="P3" draw:layer="layout" svg:width="12.198cm" svg:height="0.475cm" svg:x="3.964cm" svg:y="3.079cm">
          <draw:text-box>
            <text:p text:style-name="P1"><text:span text:style-name="T2">Curso 2016-17 - 2º Cuatrimestre - Prof. Carlos María Alcover </text:span></text:p>
          </draw:text-box>
        </draw:frame>
        <draw:frame draw:style-name="gr3" draw:text-style-name="P4" draw:layer="layout" svg:width="0.38cm" svg:height="0.424cm" svg:x="9.995cm" svg:y="3.575cm">
          <draw:text-box>
            <text:p text:style-name="P1"><text:span text:style-name="T3"><text:s/></text:span></text:p>
          </draw:text-box>
        </draw:frame>
        <draw:frame draw:style-name="gr4" draw:text-style-name="P2" draw:layer="layout" svg:width="5.395cm" svg:height="0.552cm" svg:x="7.332cm" svg:y="4.034cm">
          <draw:text-box>
            <text:p text:style-name="P1"><text:span text:style-name="T4">PRÁCTICA 1 – TEMA 1 </text:span></text:p>
          </draw:text-box>
        </draw:frame>
        <draw:frame draw:style-name="gr3" draw:text-style-name="P4" draw:layer="layout" svg:width="0.38cm" svg:height="0.424cm" svg:x="1.994cm" svg:y="4.591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2.381cm" svg:height="0.386cm" svg:x="1.994cm" svg:y="5.028cm">
          <draw:text-box>
            <text:p text:style-name="P1"><text:span text:style-name="T6">SITUACIÓN 1: </text:span></text:p>
          </draw:text-box>
        </draw:frame>
        <draw:frame draw:style-name="gr6" draw:text-style-name="P5" draw:layer="layout" svg:width="0.346cm" svg:height="0.386cm" svg:x="1.994cm" svg:y="5.434cm">
          <draw:text-box>
            <text:p text:style-name="P1"><text:span text:style-name="T6"><text:s/></text:span></text:p>
          </draw:text-box>
        </draw:frame>
        <draw:frame draw:style-name="gr7" draw:text-style-name="P5" draw:layer="layout" svg:width="15.61cm" svg:height="0.386cm" svg:x="1.994cm" svg:y="5.841cm">
          <draw:text-box>
            <text:p text:style-name="P1"><text:span text:style-name="T6">Un <text:s/>estudiante <text:s/>se <text:s/>ha <text:s/>incorporado <text:s/>a <text:s/>mitad <text:s/>de <text:s/>curso <text:s/>al <text:s/>Centro. <text:s/>Cuando <text:s/>pide <text:s/>ayuda, <text:s/>todos <text:s/>los </text:span></text:p>
          </draw:text-box>
        </draw:frame>
        <draw:frame draw:style-name="gr8" draw:text-style-name="P5" draw:layer="layout" svg:width="16.195cm" svg:height="0.386cm" svg:x="1.994cm" svg:y="6.247cm">
          <draw:text-box>
            <text:p text:style-name="P1"><text:span text:style-name="T6">compañeros <text:s/>se <text:s/>la <text:s/>prestan. <text:s/>Hoy <text:s/>le <text:s/>ha <text:s/>pedido <text:s/>ayuda <text:s/>a <text:s/>Blanca, <text:s/>quien <text:s/>le <text:s/>ha <text:s/>respondido <text:s/>de <text:s/>forma </text:span></text:p>
          </draw:text-box>
        </draw:frame>
        <draw:frame draw:style-name="gr9" draw:text-style-name="P5" draw:layer="layout" svg:width="16.279cm" svg:height="0.386cm" svg:x="1.994cm" svg:y="6.654cm">
          <draw:text-box>
            <text:p text:style-name="P1"><text:span text:style-name="T6">completa <text:s/>y <text:s/>clara. <text:s/>Además, <text:s/>Blanca, <text:s/>siempre <text:s/>que <text:s/>se <text:s/>ha <text:s/>dirigido <text:s/>a <text:s/>ella <text:s/>pidiéndole <text:s/>ayuda, <text:s/>se <text:s/>la <text:s/>ha </text:span></text:p>
          </draw:text-box>
        </draw:frame>
        <draw:frame draw:style-name="gr10" draw:text-style-name="P5" draw:layer="layout" svg:width="16.11cm" svg:height="0.386cm" svg:x="1.994cm" svg:y="7.06cm">
          <draw:text-box>
            <text:p text:style-name="P1"><text:span text:style-name="T6">prestado <text:s/>de <text:s/>inmediato. <text:s/>Sin <text:s/>embargo, <text:s/>Blanca <text:s/>sólo <text:s/>se <text:s/>comporta <text:s/>así <text:s/>con <text:s/>este <text:s/>compañero, <text:s/>porque </text:span></text:p>
          </draw:text-box>
        </draw:frame>
        <draw:frame draw:style-name="gr11" draw:text-style-name="P5" draw:layer="layout" svg:width="13.837cm" svg:height="0.386cm" svg:x="1.994cm" svg:y="7.466cm">
          <draw:text-box>
            <text:p text:style-name="P1"><text:span text:style-name="T6">cuando han llegado otros en circunstancias similares, no les ha prestado ninguna ayuda. </text:span></text:p>
          </draw:text-box>
        </draw:frame>
        <draw:frame draw:style-name="gr6" draw:text-style-name="P5" draw:layer="layout" svg:width="0.346cm" svg:height="0.386cm" svg:x="1.994cm" svg:y="7.873cm">
          <draw:text-box>
            <text:p text:style-name="P1"><text:span text:style-name="T6"><text:s/></text:span></text:p>
          </draw:text-box>
        </draw:frame>
        <draw:frame draw:style-name="gr12" draw:text-style-name="P5" draw:layer="layout" svg:width="14.167cm" svg:height="0.386cm" svg:x="2.827cm" svg:y="8.279cm">
          <draw:text-box>
            <text:p text:style-name="P1"><text:span text:style-name="T7">Indica el grado de Consenso, Consistencia y Distintividad de los comportamientos descritos</text:span></text:p>
          </draw:text-box>
        </draw:frame>
        <draw:frame draw:style-name="gr3" draw:text-style-name="P4" draw:layer="layout" svg:width="0.38cm" svg:height="0.424cm" svg:x="17.162cm" svg:y="8.248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346cm" svg:height="0.386cm" svg:x="1.994cm" svg:y="8.68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38cm" svg:height="0.424cm" svg:x="4.277cm" svg:y="9.112cm">
          <draw:text-box>
            <text:p text:style-name="P1"><text:span text:style-name="T3"><text:s/></text:span></text:p>
          </draw:text-box>
        </draw:frame>
        <draw:frame draw:style-name="gr13" draw:text-style-name="P4" draw:layer="layout" svg:width="1.949cm" svg:height="0.424cm" svg:x="7.149cm" svg:y="9.112cm">
          <draw:text-box>
            <text:p text:style-name="P1"><text:span text:style-name="T3">C</text:span><text:span text:style-name="T3">o</text:span><text:span text:style-name="T3">n</text:span><text:span text:style-name="T3">s</text:span><text:span text:style-name="T3">e</text:span><text:span text:style-name="T3">n</text:span><text:span text:style-name="T3">s</text:span><text:span text:style-name="T3">o</text:span><text:span text:style-name="T3"> </text:span></text:p>
          </draw:text-box>
        </draw:frame>
        <draw:frame draw:style-name="gr14" draw:text-style-name="P4" draw:layer="layout" svg:width="2.479cm" svg:height="0.424cm" svg:x="10.698cm" svg:y="9.112cm">
          <draw:text-box>
            <text:p text:style-name="P1"><text:span text:style-name="T3">Consistencia </text:span></text:p>
          </draw:text-box>
        </draw:frame>
        <draw:polygon draw:style-name="gr15" draw:text-style-name="P6" draw:layer="layout" svg:width="0.017cm" svg:height="0.017cm" svg:x="2.358cm" svg:y="9.084cm" svg:viewBox="0 0 18 18" draw:points="0,0 18,0 18,18 0,18">
          <text:p/>
        </draw:polygon>
        <draw:polygon draw:style-name="gr15" draw:text-style-name="P6" draw:layer="layout" svg:width="0.017cm" svg:height="0.017cm" svg:x="2.358cm" svg:y="9.084cm" svg:viewBox="0 0 18 18" draw:points="0,0 18,0 18,18 0,18">
          <text:p/>
        </draw:polygon>
        <draw:polygon draw:style-name="gr15" draw:text-style-name="P6" draw:layer="layout" svg:width="3.801cm" svg:height="0.017cm" svg:x="2.375cm" svg:y="9.084cm" svg:viewBox="0 0 3802 18" draw:points="0,0 3802,0 3802,18 0,18">
          <text:p/>
        </draw:polygon>
        <draw:polygon draw:style-name="gr15" draw:text-style-name="P6" draw:layer="layout" svg:width="0.017cm" svg:height="0.017cm" svg:x="6.176cm" svg:y="9.084cm" svg:viewBox="0 0 18 18" draw:points="0,0 18,0 18,18 0,18">
          <text:p/>
        </draw:polygon>
        <draw:polygon draw:style-name="gr15" draw:text-style-name="P6" draw:layer="layout" svg:width="3.793cm" svg:height="0.017cm" svg:x="6.193cm" svg:y="9.084cm" svg:viewBox="0 0 3794 18" draw:points="0,0 3794,0 3794,18 0,18">
          <text:p/>
        </draw:polygon>
        <draw:polygon draw:style-name="gr15" draw:text-style-name="P6" draw:layer="layout" svg:width="0.017cm" svg:height="0.017cm" svg:x="9.986cm" svg:y="9.084cm" svg:viewBox="0 0 18 18" draw:points="0,0 18,0 18,18 0,18">
          <text:p/>
        </draw:polygon>
        <draw:polygon draw:style-name="gr15" draw:text-style-name="P6" draw:layer="layout" svg:width="3.793cm" svg:height="0.017cm" svg:x="10.003cm" svg:y="9.084cm" svg:viewBox="0 0 3794 18" draw:points="0,0 3794,0 3794,18 0,18">
          <text:p/>
        </draw:polygon>
        <draw:polygon draw:style-name="gr15" draw:text-style-name="P6" draw:layer="layout" svg:width="0.017cm" svg:height="0.017cm" svg:x="13.796cm" svg:y="9.084cm" svg:viewBox="0 0 18 18" draw:points="0,0 18,0 18,18 0,18">
          <text:p/>
        </draw:polygon>
        <draw:polygon draw:style-name="gr15" draw:text-style-name="P6" draw:layer="layout" svg:width="3.793cm" svg:height="0.017cm" svg:x="13.813cm" svg:y="9.084cm" svg:viewBox="0 0 3794 18" draw:points="0,0 3794,0 3794,18 0,18">
          <text:p/>
        </draw:polygon>
        <draw:polygon draw:style-name="gr15" draw:text-style-name="P6" draw:layer="layout" svg:width="0.017cm" svg:height="0.017cm" svg:x="17.606cm" svg:y="9.084cm" svg:viewBox="0 0 18 18" draw:points="0,0 18,0 18,18 0,18">
          <text:p/>
        </draw:polygon>
        <draw:polygon draw:style-name="gr15" draw:text-style-name="P6" draw:layer="layout" svg:width="0.017cm" svg:height="0.017cm" svg:x="17.606cm" svg:y="9.084cm" svg:viewBox="0 0 18 18" draw:points="0,0 18,0 18,18 0,18">
          <text:p/>
        </draw:polygon>
        <draw:polygon draw:style-name="gr15" draw:text-style-name="P6" draw:layer="layout" svg:width="0.017cm" svg:height="0.44cm" svg:x="2.358cm" svg:y="9.101cm" svg:viewBox="0 0 18 441" draw:points="0,0 18,0 18,441 0,441">
          <text:p/>
        </draw:polygon>
        <draw:polygon draw:style-name="gr15" draw:text-style-name="P6" draw:layer="layout" svg:width="0.017cm" svg:height="0.44cm" svg:x="6.176cm" svg:y="9.101cm" svg:viewBox="0 0 18 441" draw:points="0,0 18,0 18,441 0,441">
          <text:p/>
        </draw:polygon>
        <draw:polygon draw:style-name="gr15" draw:text-style-name="P6" draw:layer="layout" svg:width="0.017cm" svg:height="0.44cm" svg:x="9.986cm" svg:y="9.101cm" svg:viewBox="0 0 18 441" draw:points="0,0 18,0 18,441 0,441">
          <text:p/>
        </draw:polygon>
        <draw:polygon draw:style-name="gr15" draw:text-style-name="P6" draw:layer="layout" svg:width="0.017cm" svg:height="0.44cm" svg:x="13.796cm" svg:y="9.101cm" svg:viewBox="0 0 18 441" draw:points="0,0 18,0 18,441 0,441">
          <text:p/>
        </draw:polygon>
        <draw:polygon draw:style-name="gr15" draw:text-style-name="P6" draw:layer="layout" svg:width="0.017cm" svg:height="0.44cm" svg:x="17.606cm" svg:y="9.101cm" svg:viewBox="0 0 18 441" draw:points="0,0 18,0 18,441 0,441">
          <text:p/>
        </draw:polygon>
        <draw:frame draw:style-name="gr16" draw:text-style-name="P4" draw:layer="layout" svg:width="2.394cm" svg:height="0.424cm" svg:x="14.551cm" svg:y="9.112cm">
          <draw:text-box>
            <text:p text:style-name="P1"><text:span text:style-name="T3">Distintividad </text:span></text:p>
          </draw:text-box>
        </draw:frame>
        <draw:frame draw:style-name="gr17" draw:text-style-name="P4" draw:layer="layout" svg:width="0.849cm" svg:height="0.424cm" svg:x="3.9cm" svg:y="9.569cm">
          <draw:text-box>
            <text:p text:style-name="P1"><text:span text:style-name="T3">Alto </text:span></text:p>
          </draw:text-box>
        </draw:frame>
        <draw:frame draw:style-name="gr3" draw:text-style-name="P4" draw:layer="layout" svg:width="0.38cm" svg:height="0.424cm" svg:x="8.087cm" svg:y="9.56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cm" svg:height="0.424cm" svg:x="11.906cm" svg:y="9.569cm">
          <draw:text-box>
            <text:p text:style-name="P1"><text:span text:style-name="T3"><text:s/></text:span></text:p>
          </draw:text-box>
        </draw:frame>
        <draw:polygon draw:style-name="gr15" draw:text-style-name="P6" draw:layer="layout" svg:width="0.017cm" svg:height="0.017cm" svg:x="2.358cm" svg:y="9.541cm" svg:viewBox="0 0 18 18" draw:points="0,0 18,0 18,18 0,18">
          <text:p/>
        </draw:polygon>
        <draw:polygon draw:style-name="gr15" draw:text-style-name="P6" draw:layer="layout" svg:width="3.801cm" svg:height="0.017cm" svg:x="2.375cm" svg:y="9.541cm" svg:viewBox="0 0 3802 18" draw:points="0,0 3802,0 3802,18 0,18">
          <text:p/>
        </draw:polygon>
        <draw:polygon draw:style-name="gr15" draw:text-style-name="P6" draw:layer="layout" svg:width="0.017cm" svg:height="0.017cm" svg:x="6.176cm" svg:y="9.541cm" svg:viewBox="0 0 18 18" draw:points="0,0 18,0 18,18 0,18">
          <text:p/>
        </draw:polygon>
        <draw:polygon draw:style-name="gr15" draw:text-style-name="P6" draw:layer="layout" svg:width="3.793cm" svg:height="0.017cm" svg:x="6.193cm" svg:y="9.541cm" svg:viewBox="0 0 3794 18" draw:points="0,0 3794,0 3794,18 0,18">
          <text:p/>
        </draw:polygon>
        <draw:polygon draw:style-name="gr15" draw:text-style-name="P6" draw:layer="layout" svg:width="0.017cm" svg:height="0.017cm" svg:x="9.986cm" svg:y="9.541cm" svg:viewBox="0 0 18 18" draw:points="0,0 18,0 18,18 0,18">
          <text:p/>
        </draw:polygon>
        <draw:polygon draw:style-name="gr15" draw:text-style-name="P6" draw:layer="layout" svg:width="3.793cm" svg:height="0.017cm" svg:x="10.003cm" svg:y="9.541cm" svg:viewBox="0 0 3794 18" draw:points="0,0 3794,0 3794,18 0,18">
          <text:p/>
        </draw:polygon>
        <draw:polygon draw:style-name="gr15" draw:text-style-name="P6" draw:layer="layout" svg:width="0.017cm" svg:height="0.017cm" svg:x="13.796cm" svg:y="9.541cm" svg:viewBox="0 0 18 18" draw:points="0,0 18,0 18,18 0,18">
          <text:p/>
        </draw:polygon>
        <draw:polygon draw:style-name="gr15" draw:text-style-name="P6" draw:layer="layout" svg:width="3.793cm" svg:height="0.017cm" svg:x="13.813cm" svg:y="9.541cm" svg:viewBox="0 0 3794 18" draw:points="0,0 3794,0 3794,18 0,18">
          <text:p/>
        </draw:polygon>
        <draw:polygon draw:style-name="gr15" draw:text-style-name="P6" draw:layer="layout" svg:width="0.017cm" svg:height="0.017cm" svg:x="17.606cm" svg:y="9.541cm" svg:viewBox="0 0 18 18" draw:points="0,0 18,0 18,18 0,18">
          <text:p/>
        </draw:polygon>
        <draw:polygon draw:style-name="gr15" draw:text-style-name="P6" draw:layer="layout" svg:width="0.017cm" svg:height="0.449cm" svg:x="2.358cm" svg:y="9.558cm" svg:viewBox="0 0 18 450" draw:points="0,0 18,0 18,450 0,450">
          <text:p/>
        </draw:polygon>
        <draw:polygon draw:style-name="gr15" draw:text-style-name="P6" draw:layer="layout" svg:width="0.017cm" svg:height="0.449cm" svg:x="6.176cm" svg:y="9.558cm" svg:viewBox="0 0 18 450" draw:points="0,0 18,0 18,450 0,450">
          <text:p/>
        </draw:polygon>
        <draw:polygon draw:style-name="gr15" draw:text-style-name="P6" draw:layer="layout" svg:width="0.017cm" svg:height="0.449cm" svg:x="9.986cm" svg:y="9.558cm" svg:viewBox="0 0 18 450" draw:points="0,0 18,0 18,450 0,450">
          <text:p/>
        </draw:polygon>
        <draw:polygon draw:style-name="gr15" draw:text-style-name="P6" draw:layer="layout" svg:width="0.017cm" svg:height="0.449cm" svg:x="13.796cm" svg:y="9.558cm" svg:viewBox="0 0 18 450" draw:points="0,0 18,0 18,450 0,450">
          <text:p/>
        </draw:polygon>
        <draw:polygon draw:style-name="gr15" draw:text-style-name="P6" draw:layer="layout" svg:width="0.017cm" svg:height="0.449cm" svg:x="17.606cm" svg:y="9.558cm" svg:viewBox="0 0 18 450" draw:points="0,0 18,0 18,450 0,450">
          <text:p/>
        </draw:polygon>
        <draw:frame draw:style-name="gr3" draw:text-style-name="P4" draw:layer="layout" svg:width="0.38cm" svg:height="0.424cm" svg:x="15.716cm" svg:y="9.569cm">
          <draw:text-box>
            <text:p text:style-name="P1"><text:span text:style-name="T3"><text:s/></text:span></text:p>
          </draw:text-box>
        </draw:frame>
        <draw:frame draw:style-name="gr18" draw:text-style-name="P4" draw:layer="layout" svg:width="0.933cm" svg:height="0.424cm" svg:x="3.857cm" svg:y="10.035cm">
          <draw:text-box>
            <text:p text:style-name="P1"><text:span text:style-name="T3">Bajo </text:span></text:p>
          </draw:text-box>
        </draw:frame>
        <draw:frame draw:style-name="gr3" draw:text-style-name="P4" draw:layer="layout" svg:width="0.38cm" svg:height="0.424cm" svg:x="8.087cm" svg:y="10.0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cm" svg:height="0.424cm" svg:x="11.906cm" svg:y="10.035cm">
          <draw:text-box>
            <text:p text:style-name="P1"><text:span text:style-name="T3"><text:s/></text:span></text:p>
          </draw:text-box>
        </draw:frame>
        <draw:polygon draw:style-name="gr15" draw:text-style-name="P6" draw:layer="layout" svg:width="0.017cm" svg:height="0.018cm" svg:x="2.358cm" svg:y="10.007cm" svg:viewBox="0 0 18 19" draw:points="0,0 18,0 18,19 0,19">
          <text:p/>
        </draw:polygon>
        <draw:polygon draw:style-name="gr15" draw:text-style-name="P6" draw:layer="layout" svg:width="3.801cm" svg:height="0.018cm" svg:x="2.375cm" svg:y="10.007cm" svg:viewBox="0 0 3802 19" draw:points="0,0 3802,0 3802,19 0,19">
          <text:p/>
        </draw:polygon>
        <draw:polygon draw:style-name="gr15" draw:text-style-name="P6" draw:layer="layout" svg:width="0.017cm" svg:height="0.018cm" svg:x="6.176cm" svg:y="10.007cm" svg:viewBox="0 0 18 19" draw:points="0,0 18,0 18,19 0,19">
          <text:p/>
        </draw:polygon>
        <draw:polygon draw:style-name="gr15" draw:text-style-name="P6" draw:layer="layout" svg:width="3.793cm" svg:height="0.018cm" svg:x="6.193cm" svg:y="10.007cm" svg:viewBox="0 0 3794 19" draw:points="0,0 3794,0 3794,19 0,19">
          <text:p/>
        </draw:polygon>
        <draw:polygon draw:style-name="gr15" draw:text-style-name="P6" draw:layer="layout" svg:width="0.017cm" svg:height="0.018cm" svg:x="9.986cm" svg:y="10.007cm" svg:viewBox="0 0 18 19" draw:points="0,0 18,0 18,19 0,19">
          <text:p/>
        </draw:polygon>
        <draw:polygon draw:style-name="gr15" draw:text-style-name="P6" draw:layer="layout" svg:width="3.793cm" svg:height="0.018cm" svg:x="10.003cm" svg:y="10.007cm" svg:viewBox="0 0 3794 19" draw:points="0,0 3794,0 3794,19 0,19">
          <text:p/>
        </draw:polygon>
        <draw:polygon draw:style-name="gr15" draw:text-style-name="P6" draw:layer="layout" svg:width="0.017cm" svg:height="0.018cm" svg:x="13.796cm" svg:y="10.007cm" svg:viewBox="0 0 18 19" draw:points="0,0 18,0 18,19 0,19">
          <text:p/>
        </draw:polygon>
        <draw:polygon draw:style-name="gr15" draw:text-style-name="P6" draw:layer="layout" svg:width="3.793cm" svg:height="0.018cm" svg:x="13.813cm" svg:y="10.007cm" svg:viewBox="0 0 3794 19" draw:points="0,0 3794,0 3794,19 0,19">
          <text:p/>
        </draw:polygon>
        <draw:polygon draw:style-name="gr15" draw:text-style-name="P6" draw:layer="layout" svg:width="0.017cm" svg:height="0.018cm" svg:x="17.606cm" svg:y="10.007cm" svg:viewBox="0 0 18 19" draw:points="0,0 18,0 18,19 0,19">
          <text:p/>
        </draw:polygon>
        <draw:polygon draw:style-name="gr15" draw:text-style-name="P6" draw:layer="layout" svg:width="0.017cm" svg:height="0.448cm" svg:x="2.358cm" svg:y="10.024cm" svg:viewBox="0 0 18 449" draw:points="0,0 18,0 18,449 0,449">
          <text:p/>
        </draw:polygon>
        <draw:polygon draw:style-name="gr15" draw:text-style-name="P6" draw:layer="layout" svg:width="0.017cm" svg:height="0.017cm" svg:x="2.358cm" svg:y="10.472cm" svg:viewBox="0 0 18 18" draw:points="0,0 18,0 18,18 0,18">
          <text:p/>
        </draw:polygon>
        <draw:polygon draw:style-name="gr15" draw:text-style-name="P6" draw:layer="layout" svg:width="0.017cm" svg:height="0.017cm" svg:x="2.358cm" svg:y="10.472cm" svg:viewBox="0 0 18 18" draw:points="0,0 18,0 18,18 0,18">
          <text:p/>
        </draw:polygon>
        <draw:polygon draw:style-name="gr15" draw:text-style-name="P6" draw:layer="layout" svg:width="3.801cm" svg:height="0.017cm" svg:x="2.375cm" svg:y="10.472cm" svg:viewBox="0 0 3802 18" draw:points="0,0 3802,0 3802,18 0,18">
          <text:p/>
        </draw:polygon>
        <draw:polygon draw:style-name="gr15" draw:text-style-name="P6" draw:layer="layout" svg:width="0.017cm" svg:height="0.448cm" svg:x="6.176cm" svg:y="10.024cm" svg:viewBox="0 0 18 449" draw:points="0,0 18,0 18,449 0,449">
          <text:p/>
        </draw:polygon>
        <draw:polygon draw:style-name="gr15" draw:text-style-name="P6" draw:layer="layout" svg:width="0.017cm" svg:height="0.017cm" svg:x="6.176cm" svg:y="10.472cm" svg:viewBox="0 0 18 18" draw:points="0,0 18,0 18,18 0,18">
          <text:p/>
        </draw:polygon>
        <draw:polygon draw:style-name="gr15" draw:text-style-name="P6" draw:layer="layout" svg:width="3.793cm" svg:height="0.017cm" svg:x="6.193cm" svg:y="10.472cm" svg:viewBox="0 0 3794 18" draw:points="0,0 3794,0 3794,18 0,18">
          <text:p/>
        </draw:polygon>
        <draw:polygon draw:style-name="gr15" draw:text-style-name="P6" draw:layer="layout" svg:width="0.017cm" svg:height="0.448cm" svg:x="9.986cm" svg:y="10.024cm" svg:viewBox="0 0 18 449" draw:points="0,0 18,0 18,449 0,449">
          <text:p/>
        </draw:polygon>
        <draw:polygon draw:style-name="gr15" draw:text-style-name="P6" draw:layer="layout" svg:width="0.017cm" svg:height="0.017cm" svg:x="9.986cm" svg:y="10.472cm" svg:viewBox="0 0 18 18" draw:points="0,0 18,0 18,18 0,18">
          <text:p/>
        </draw:polygon>
        <draw:polygon draw:style-name="gr15" draw:text-style-name="P6" draw:layer="layout" svg:width="3.793cm" svg:height="0.017cm" svg:x="10.003cm" svg:y="10.472cm" svg:viewBox="0 0 3794 18" draw:points="0,0 3794,0 3794,18 0,18">
          <text:p/>
        </draw:polygon>
        <draw:polygon draw:style-name="gr15" draw:text-style-name="P6" draw:layer="layout" svg:width="0.017cm" svg:height="0.448cm" svg:x="13.796cm" svg:y="10.024cm" svg:viewBox="0 0 18 449" draw:points="0,0 18,0 18,449 0,449">
          <text:p/>
        </draw:polygon>
        <draw:polygon draw:style-name="gr15" draw:text-style-name="P6" draw:layer="layout" svg:width="0.017cm" svg:height="0.017cm" svg:x="13.796cm" svg:y="10.472cm" svg:viewBox="0 0 18 18" draw:points="0,0 18,0 18,18 0,18">
          <text:p/>
        </draw:polygon>
        <draw:polygon draw:style-name="gr15" draw:text-style-name="P6" draw:layer="layout" svg:width="3.793cm" svg:height="0.017cm" svg:x="13.813cm" svg:y="10.472cm" svg:viewBox="0 0 3794 18" draw:points="0,0 3794,0 3794,18 0,18">
          <text:p/>
        </draw:polygon>
        <draw:polygon draw:style-name="gr15" draw:text-style-name="P6" draw:layer="layout" svg:width="0.017cm" svg:height="0.448cm" svg:x="17.606cm" svg:y="10.024cm" svg:viewBox="0 0 18 449" draw:points="0,0 18,0 18,449 0,449">
          <text:p/>
        </draw:polygon>
        <draw:polygon draw:style-name="gr15" draw:text-style-name="P6" draw:layer="layout" svg:width="0.017cm" svg:height="0.017cm" svg:x="17.606cm" svg:y="10.472cm" svg:viewBox="0 0 18 18" draw:points="0,0 18,0 18,18 0,18">
          <text:p/>
        </draw:polygon>
        <draw:polygon draw:style-name="gr15" draw:text-style-name="P6" draw:layer="layout" svg:width="0.017cm" svg:height="0.017cm" svg:x="17.606cm" svg:y="10.472cm" svg:viewBox="0 0 18 18" draw:points="0,0 18,0 18,18 0,18">
          <text:p/>
        </draw:polygon>
        <draw:frame draw:style-name="gr3" draw:text-style-name="P4" draw:layer="layout" svg:width="0.38cm" svg:height="0.424cm" svg:x="15.716cm" svg:y="10.035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346cm" svg:height="0.386cm" svg:x="1.994cm" svg:y="10.497cm">
          <draw:text-box>
            <text:p text:style-name="P1"><text:span text:style-name="T6"><text:s/></text:span></text:p>
          </draw:text-box>
        </draw:frame>
        <draw:frame draw:style-name="gr19" draw:text-style-name="P5" draw:layer="layout" svg:width="3.782cm" svg:height="0.386cm" svg:x="1.994cm" svg:y="10.904cm">
          <draw:text-box>
            <text:p text:style-name="P1"><text:span text:style-name="T9">La atribución se realiza: </text:span></text:p>
          </draw:text-box>
        </draw:frame>
        <draw:frame draw:style-name="gr20" draw:text-style-name="P5" draw:layer="layout" svg:width="2.864cm" svg:height="0.386cm" svg:x="1.994cm" svg:y="11.31cm">
          <draw:text-box>
            <text:p text:style-name="P1"><text:span text:style-name="T10">Al actor (Blanca) </text:span></text:p>
          </draw:text-box>
        </draw:frame>
        <draw:frame draw:style-name="gr21" draw:text-style-name="P5" draw:layer="layout" svg:width="0.781cm" svg:height="0.386cm" svg:x="5.741cm" svg:y="11.31cm">
          <draw:text-box>
            <text:p text:style-name="P1"><text:span text:style-name="T10"><text:s text:c="8"/></text:span></text:p>
          </draw:text-box>
        </draw:frame>
        <draw:frame draw:style-name="gr22" draw:text-style-name="P5" draw:layer="layout" svg:width="10.501cm" svg:height="0.386cm" svg:x="6.99cm" svg:y="11.31cm">
          <draw:text-box>
            <text:p text:style-name="P1"><text:span text:style-name="T10">Al estímulo (estudiante nuevo) <text:s text:c="5"/>A las circunstancias (al azar) </text:span></text:p>
          </draw:text-box>
        </draw:frame>
        <draw:frame draw:style-name="gr6" draw:text-style-name="P5" draw:layer="layout" svg:width="0.346cm" svg:height="0.386cm" svg:x="1.994cm" svg:y="11.717cm">
          <draw:text-box>
            <text:p text:style-name="P1"><text:span text:style-name="T6"><text:s/></text:span></text:p>
          </draw:text-box>
        </draw:frame>
        <draw:frame draw:style-name="gr5" draw:text-style-name="P5" draw:layer="layout" svg:width="2.381cm" svg:height="0.386cm" svg:x="1.994cm" svg:y="12.123cm">
          <draw:text-box>
            <text:p text:style-name="P1"><text:span text:style-name="T6">SITUACIÓN 2: </text:span></text:p>
          </draw:text-box>
        </draw:frame>
        <draw:frame draw:style-name="gr6" draw:text-style-name="P5" draw:layer="layout" svg:width="0.346cm" svg:height="0.386cm" svg:x="1.994cm" svg:y="12.529cm">
          <draw:text-box>
            <text:p text:style-name="P1"><text:span text:style-name="T6"><text:s/></text:span></text:p>
          </draw:text-box>
        </draw:frame>
        <draw:frame draw:style-name="gr23" draw:text-style-name="P5" draw:layer="layout" svg:width="15.466cm" svg:height="0.386cm" svg:x="1.994cm" svg:y="12.936cm">
          <draw:text-box>
            <text:p text:style-name="P1"><text:span text:style-name="T6">Un estudiante se ha incorporado a mitad de curso al Centro. Cuando pide ayuda, muy pocos de los </text:span></text:p>
          </draw:text-box>
        </draw:frame>
        <draw:frame draw:style-name="gr24" draw:text-style-name="P5" draw:layer="layout" svg:width="15.797cm" svg:height="0.386cm" svg:x="1.994cm" svg:y="13.334cm">
          <draw:text-box>
            <text:p text:style-name="P1"><text:span text:style-name="T6">compañeros se la prestan, excepto Blanca, que sí le ayuda siempre que se lo pide. Pero, además, es </text:span></text:p>
          </draw:text-box>
        </draw:frame>
        <draw:frame draw:style-name="gr25" draw:text-style-name="P5" draw:layer="layout" svg:width="15.335cm" svg:height="0.386cm" svg:x="1.994cm" svg:y="13.74cm">
          <draw:text-box>
            <text:p text:style-name="P1"><text:span text:style-name="T6">que Blanca siempre que se ha dirigido a ella pidiéndole ayuda, se la ha prestado de inmediato, del </text:span></text:p>
          </draw:text-box>
        </draw:frame>
        <draw:frame draw:style-name="gr26" draw:text-style-name="P5" draw:layer="layout" svg:width="14.383cm" svg:height="0.386cm" svg:x="1.994cm" svg:y="14.147cm">
          <draw:text-box>
            <text:p text:style-name="P1"><text:span text:style-name="T6">mismo modo que lo hace cuando han llegado otros compañeros en circunstancias similares. </text:span></text:p>
          </draw:text-box>
        </draw:frame>
        <draw:frame draw:style-name="gr6" draw:text-style-name="P5" draw:layer="layout" svg:width="0.346cm" svg:height="0.386cm" svg:x="1.994cm" svg:y="14.553cm">
          <draw:text-box>
            <text:p text:style-name="P1"><text:span text:style-name="T6"><text:s/></text:span></text:p>
          </draw:text-box>
        </draw:frame>
        <draw:frame draw:style-name="gr12" draw:text-style-name="P5" draw:layer="layout" svg:width="14.167cm" svg:height="0.386cm" svg:x="2.827cm" svg:y="14.959cm">
          <draw:text-box>
            <text:p text:style-name="P1"><text:span text:style-name="T7">Indica el grado de Consenso, Consistencia y Distintividad de los comportamientos descritos</text:span></text:p>
          </draw:text-box>
        </draw:frame>
        <draw:frame draw:style-name="gr3" draw:text-style-name="P4" draw:layer="layout" svg:width="0.38cm" svg:height="0.424cm" svg:x="17.162cm" svg:y="14.92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cm" svg:height="0.424cm" svg:x="1.994cm" svg:y="15.369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cm" svg:height="0.424cm" svg:x="4.277cm" svg:y="15.835cm">
          <draw:text-box>
            <text:p text:style-name="P1"><text:span text:style-name="T3"><text:s/></text:span></text:p>
          </draw:text-box>
        </draw:frame>
        <draw:frame draw:style-name="gr13" draw:text-style-name="P4" draw:layer="layout" svg:width="1.949cm" svg:height="0.424cm" svg:x="7.149cm" svg:y="15.835cm">
          <draw:text-box>
            <text:p text:style-name="P1"><text:span text:style-name="T3">Consenso </text:span></text:p>
          </draw:text-box>
        </draw:frame>
        <draw:frame draw:style-name="gr14" draw:text-style-name="P4" draw:layer="layout" svg:width="2.479cm" svg:height="0.424cm" svg:x="10.698cm" svg:y="15.835cm">
          <draw:text-box>
            <text:p text:style-name="P1"><text:span text:style-name="T3">Consistencia </text:span></text:p>
          </draw:text-box>
        </draw:frame>
        <draw:polygon draw:style-name="gr15" draw:text-style-name="P6" draw:layer="layout" svg:width="0.017cm" svg:height="0.017cm" svg:x="2.358cm" svg:y="15.806cm" svg:viewBox="0 0 18 18" draw:points="0,0 18,0 18,18 0,18">
          <text:p/>
        </draw:polygon>
        <draw:polygon draw:style-name="gr15" draw:text-style-name="P6" draw:layer="layout" svg:width="0.017cm" svg:height="0.017cm" svg:x="2.358cm" svg:y="15.806cm" svg:viewBox="0 0 18 18" draw:points="0,0 18,0 18,18 0,18">
          <text:p/>
        </draw:polygon>
        <draw:polygon draw:style-name="gr15" draw:text-style-name="P6" draw:layer="layout" svg:width="3.801cm" svg:height="0.017cm" svg:x="2.375cm" svg:y="15.806cm" svg:viewBox="0 0 3802 18" draw:points="0,0 3802,0 3802,18 0,18">
          <text:p/>
        </draw:polygon>
        <draw:polygon draw:style-name="gr15" draw:text-style-name="P6" draw:layer="layout" svg:width="0.017cm" svg:height="0.017cm" svg:x="6.176cm" svg:y="15.806cm" svg:viewBox="0 0 18 18" draw:points="0,0 18,0 18,18 0,18">
          <text:p/>
        </draw:polygon>
        <draw:polygon draw:style-name="gr15" draw:text-style-name="P6" draw:layer="layout" svg:width="3.793cm" svg:height="0.017cm" svg:x="6.193cm" svg:y="15.806cm" svg:viewBox="0 0 3794 18" draw:points="0,0 3794,0 3794,18 0,18">
          <text:p/>
        </draw:polygon>
        <draw:polygon draw:style-name="gr15" draw:text-style-name="P6" draw:layer="layout" svg:width="0.017cm" svg:height="0.017cm" svg:x="9.986cm" svg:y="15.806cm" svg:viewBox="0 0 18 18" draw:points="0,0 18,0 18,18 0,18">
          <text:p/>
        </draw:polygon>
        <draw:polygon draw:style-name="gr15" draw:text-style-name="P6" draw:layer="layout" svg:width="3.793cm" svg:height="0.017cm" svg:x="10.003cm" svg:y="15.806cm" svg:viewBox="0 0 3794 18" draw:points="0,0 3794,0 3794,18 0,18">
          <text:p/>
        </draw:polygon>
        <draw:polygon draw:style-name="gr15" draw:text-style-name="P6" draw:layer="layout" svg:width="0.017cm" svg:height="0.017cm" svg:x="13.796cm" svg:y="15.806cm" svg:viewBox="0 0 18 18" draw:points="0,0 18,0 18,18 0,18">
          <text:p/>
        </draw:polygon>
        <draw:polygon draw:style-name="gr15" draw:text-style-name="P6" draw:layer="layout" svg:width="3.793cm" svg:height="0.017cm" svg:x="13.813cm" svg:y="15.806cm" svg:viewBox="0 0 3794 18" draw:points="0,0 3794,0 3794,18 0,18">
          <text:p/>
        </draw:polygon>
        <draw:polygon draw:style-name="gr15" draw:text-style-name="P6" draw:layer="layout" svg:width="0.017cm" svg:height="0.017cm" svg:x="17.606cm" svg:y="15.806cm" svg:viewBox="0 0 18 18" draw:points="0,0 18,0 18,18 0,18">
          <text:p/>
        </draw:polygon>
        <draw:polygon draw:style-name="gr15" draw:text-style-name="P6" draw:layer="layout" svg:width="0.017cm" svg:height="0.017cm" svg:x="17.606cm" svg:y="15.806cm" svg:viewBox="0 0 18 18" draw:points="0,0 18,0 18,18 0,18">
          <text:p/>
        </draw:polygon>
        <draw:polygon draw:style-name="gr15" draw:text-style-name="P6" draw:layer="layout" svg:width="0.017cm" svg:height="0.441cm" svg:x="2.358cm" svg:y="15.823cm" svg:viewBox="0 0 18 442" draw:points="0,0 18,0 18,442 0,442">
          <text:p/>
        </draw:polygon>
        <draw:polygon draw:style-name="gr15" draw:text-style-name="P6" draw:layer="layout" svg:width="0.017cm" svg:height="0.441cm" svg:x="6.176cm" svg:y="15.823cm" svg:viewBox="0 0 18 442" draw:points="0,0 18,0 18,442 0,442">
          <text:p/>
        </draw:polygon>
        <draw:polygon draw:style-name="gr15" draw:text-style-name="P6" draw:layer="layout" svg:width="0.017cm" svg:height="0.441cm" svg:x="9.986cm" svg:y="15.823cm" svg:viewBox="0 0 18 442" draw:points="0,0 18,0 18,442 0,442">
          <text:p/>
        </draw:polygon>
        <draw:polygon draw:style-name="gr15" draw:text-style-name="P6" draw:layer="layout" svg:width="0.017cm" svg:height="0.441cm" svg:x="13.796cm" svg:y="15.823cm" svg:viewBox="0 0 18 442" draw:points="0,0 18,0 18,442 0,442">
          <text:p/>
        </draw:polygon>
        <draw:polygon draw:style-name="gr15" draw:text-style-name="P6" draw:layer="layout" svg:width="0.017cm" svg:height="0.441cm" svg:x="17.606cm" svg:y="15.823cm" svg:viewBox="0 0 18 442" draw:points="0,0 18,0 18,442 0,442">
          <text:p/>
        </draw:polygon>
        <draw:frame draw:style-name="gr16" draw:text-style-name="P4" draw:layer="layout" svg:width="2.394cm" svg:height="0.424cm" svg:x="14.551cm" svg:y="15.835cm">
          <draw:text-box>
            <text:p text:style-name="P1"><text:span text:style-name="T3">Distintividad </text:span></text:p>
          </draw:text-box>
        </draw:frame>
        <draw:frame draw:style-name="gr17" draw:text-style-name="P4" draw:layer="layout" svg:width="0.849cm" svg:height="0.424cm" svg:x="3.9cm" svg:y="16.3cm">
          <draw:text-box>
            <text:p text:style-name="P1"><text:span text:style-name="T3">Alto </text:span></text:p>
          </draw:text-box>
        </draw:frame>
        <draw:frame draw:style-name="gr3" draw:text-style-name="P4" draw:layer="layout" svg:width="0.38cm" svg:height="0.424cm" svg:x="8.087cm" svg:y="16.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cm" svg:height="0.424cm" svg:x="11.906cm" svg:y="16.3cm">
          <draw:text-box>
            <text:p text:style-name="P1"><text:span text:style-name="T3"><text:s/></text:span></text:p>
          </draw:text-box>
        </draw:frame>
        <draw:polygon draw:style-name="gr15" draw:text-style-name="P6" draw:layer="layout" svg:width="0.017cm" svg:height="0.017cm" svg:x="2.358cm" svg:y="16.264cm" svg:viewBox="0 0 18 18" draw:points="0,0 18,0 18,18 0,18">
          <text:p/>
        </draw:polygon>
        <draw:polygon draw:style-name="gr15" draw:text-style-name="P6" draw:layer="layout" svg:width="3.801cm" svg:height="0.017cm" svg:x="2.375cm" svg:y="16.264cm" svg:viewBox="0 0 3802 18" draw:points="0,0 3802,0 3802,18 0,18">
          <text:p/>
        </draw:polygon>
        <draw:polygon draw:style-name="gr15" draw:text-style-name="P6" draw:layer="layout" svg:width="0.017cm" svg:height="0.017cm" svg:x="6.176cm" svg:y="16.264cm" svg:viewBox="0 0 18 18" draw:points="0,0 18,0 18,18 0,18">
          <text:p/>
        </draw:polygon>
        <draw:polygon draw:style-name="gr15" draw:text-style-name="P6" draw:layer="layout" svg:width="3.793cm" svg:height="0.017cm" svg:x="6.193cm" svg:y="16.264cm" svg:viewBox="0 0 3794 18" draw:points="0,0 3794,0 3794,18 0,18">
          <text:p/>
        </draw:polygon>
        <draw:polygon draw:style-name="gr15" draw:text-style-name="P6" draw:layer="layout" svg:width="0.017cm" svg:height="0.017cm" svg:x="9.986cm" svg:y="16.264cm" svg:viewBox="0 0 18 18" draw:points="0,0 18,0 18,18 0,18">
          <text:p/>
        </draw:polygon>
        <draw:polygon draw:style-name="gr15" draw:text-style-name="P6" draw:layer="layout" svg:width="3.793cm" svg:height="0.017cm" svg:x="10.003cm" svg:y="16.264cm" svg:viewBox="0 0 3794 18" draw:points="0,0 3794,0 3794,18 0,18">
          <text:p/>
        </draw:polygon>
        <draw:polygon draw:style-name="gr15" draw:text-style-name="P6" draw:layer="layout" svg:width="0.017cm" svg:height="0.017cm" svg:x="13.796cm" svg:y="16.264cm" svg:viewBox="0 0 18 18" draw:points="0,0 18,0 18,18 0,18">
          <text:p/>
        </draw:polygon>
        <draw:polygon draw:style-name="gr15" draw:text-style-name="P6" draw:layer="layout" svg:width="3.793cm" svg:height="0.017cm" svg:x="13.813cm" svg:y="16.264cm" svg:viewBox="0 0 3794 18" draw:points="0,0 3794,0 3794,18 0,18">
          <text:p/>
        </draw:polygon>
        <draw:polygon draw:style-name="gr15" draw:text-style-name="P6" draw:layer="layout" svg:width="0.017cm" svg:height="0.017cm" svg:x="17.606cm" svg:y="16.264cm" svg:viewBox="0 0 18 18" draw:points="0,0 18,0 18,18 0,18">
          <text:p/>
        </draw:polygon>
        <draw:polygon draw:style-name="gr15" draw:text-style-name="P6" draw:layer="layout" svg:width="0.017cm" svg:height="0.448cm" svg:x="2.358cm" svg:y="16.281cm" svg:viewBox="0 0 18 449" draw:points="0,0 18,0 18,449 0,449">
          <text:p/>
        </draw:polygon>
        <draw:polygon draw:style-name="gr15" draw:text-style-name="P6" draw:layer="layout" svg:width="0.017cm" svg:height="0.448cm" svg:x="6.176cm" svg:y="16.281cm" svg:viewBox="0 0 18 449" draw:points="0,0 18,0 18,449 0,449">
          <text:p/>
        </draw:polygon>
        <draw:polygon draw:style-name="gr15" draw:text-style-name="P6" draw:layer="layout" svg:width="0.017cm" svg:height="0.448cm" svg:x="9.986cm" svg:y="16.281cm" svg:viewBox="0 0 18 449" draw:points="0,0 18,0 18,449 0,449">
          <text:p/>
        </draw:polygon>
        <draw:polygon draw:style-name="gr15" draw:text-style-name="P6" draw:layer="layout" svg:width="0.017cm" svg:height="0.448cm" svg:x="13.796cm" svg:y="16.281cm" svg:viewBox="0 0 18 449" draw:points="0,0 18,0 18,449 0,449">
          <text:p/>
        </draw:polygon>
        <draw:polygon draw:style-name="gr15" draw:text-style-name="P6" draw:layer="layout" svg:width="0.017cm" svg:height="0.448cm" svg:x="17.606cm" svg:y="16.281cm" svg:viewBox="0 0 18 449" draw:points="0,0 18,0 18,449 0,449">
          <text:p/>
        </draw:polygon>
        <draw:frame draw:style-name="gr3" draw:text-style-name="P4" draw:layer="layout" svg:width="0.38cm" svg:height="0.424cm" svg:x="15.716cm" svg:y="16.3cm">
          <draw:text-box>
            <text:p text:style-name="P1"><text:span text:style-name="T3"><text:s/></text:span></text:p>
          </draw:text-box>
        </draw:frame>
        <draw:frame draw:style-name="gr18" draw:text-style-name="P4" draw:layer="layout" svg:width="0.933cm" svg:height="0.424cm" svg:x="3.857cm" svg:y="16.757cm">
          <draw:text-box>
            <text:p text:style-name="P1"><text:span text:style-name="T3">Bajo </text:span></text:p>
          </draw:text-box>
        </draw:frame>
        <draw:frame draw:style-name="gr3" draw:text-style-name="P4" draw:layer="layout" svg:width="0.38cm" svg:height="0.424cm" svg:x="8.087cm" svg:y="16.7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cm" svg:height="0.424cm" svg:x="11.906cm" svg:y="16.757cm">
          <draw:text-box>
            <text:p text:style-name="P1"><text:span text:style-name="T3"><text:s/></text:span></text:p>
          </draw:text-box>
        </draw:frame>
        <draw:polygon draw:style-name="gr15" draw:text-style-name="P6" draw:layer="layout" svg:width="0.017cm" svg:height="0.017cm" svg:x="2.358cm" svg:y="16.729cm" svg:viewBox="0 0 18 18" draw:points="0,0 18,0 18,18 0,18">
          <text:p/>
        </draw:polygon>
        <draw:polygon draw:style-name="gr15" draw:text-style-name="P6" draw:layer="layout" svg:width="3.801cm" svg:height="0.017cm" svg:x="2.375cm" svg:y="16.729cm" svg:viewBox="0 0 3802 18" draw:points="0,0 3802,0 3802,18 0,18">
          <text:p/>
        </draw:polygon>
        <draw:polygon draw:style-name="gr15" draw:text-style-name="P6" draw:layer="layout" svg:width="0.017cm" svg:height="0.017cm" svg:x="6.176cm" svg:y="16.729cm" svg:viewBox="0 0 18 18" draw:points="0,0 18,0 18,18 0,18">
          <text:p/>
        </draw:polygon>
        <draw:polygon draw:style-name="gr15" draw:text-style-name="P6" draw:layer="layout" svg:width="3.793cm" svg:height="0.017cm" svg:x="6.193cm" svg:y="16.729cm" svg:viewBox="0 0 3794 18" draw:points="0,0 3794,0 3794,18 0,18">
          <text:p/>
        </draw:polygon>
        <draw:polygon draw:style-name="gr15" draw:text-style-name="P6" draw:layer="layout" svg:width="0.017cm" svg:height="0.017cm" svg:x="9.986cm" svg:y="16.729cm" svg:viewBox="0 0 18 18" draw:points="0,0 18,0 18,18 0,18">
          <text:p/>
        </draw:polygon>
        <draw:polygon draw:style-name="gr15" draw:text-style-name="P6" draw:layer="layout" svg:width="3.793cm" svg:height="0.017cm" svg:x="10.003cm" svg:y="16.729cm" svg:viewBox="0 0 3794 18" draw:points="0,0 3794,0 3794,18 0,18">
          <text:p/>
        </draw:polygon>
        <draw:polygon draw:style-name="gr15" draw:text-style-name="P6" draw:layer="layout" svg:width="0.017cm" svg:height="0.017cm" svg:x="13.796cm" svg:y="16.729cm" svg:viewBox="0 0 18 18" draw:points="0,0 18,0 18,18 0,18">
          <text:p/>
        </draw:polygon>
        <draw:polygon draw:style-name="gr15" draw:text-style-name="P6" draw:layer="layout" svg:width="3.793cm" svg:height="0.017cm" svg:x="13.813cm" svg:y="16.729cm" svg:viewBox="0 0 3794 18" draw:points="0,0 3794,0 3794,18 0,18">
          <text:p/>
        </draw:polygon>
        <draw:polygon draw:style-name="gr15" draw:text-style-name="P6" draw:layer="layout" svg:width="0.017cm" svg:height="0.017cm" svg:x="17.606cm" svg:y="16.729cm" svg:viewBox="0 0 18 18" draw:points="0,0 18,0 18,18 0,18">
          <text:p/>
        </draw:polygon>
        <draw:polygon draw:style-name="gr15" draw:text-style-name="P6" draw:layer="layout" svg:width="0.017cm" svg:height="0.449cm" svg:x="2.358cm" svg:y="16.746cm" svg:viewBox="0 0 18 450" draw:points="0,0 18,0 18,450 0,450">
          <text:p/>
        </draw:polygon>
        <draw:polygon draw:style-name="gr15" draw:text-style-name="P6" draw:layer="layout" svg:width="0.017cm" svg:height="0.017cm" svg:x="2.358cm" svg:y="17.195cm" svg:viewBox="0 0 18 18" draw:points="0,0 18,0 18,18 0,18">
          <text:p/>
        </draw:polygon>
        <draw:polygon draw:style-name="gr15" draw:text-style-name="P6" draw:layer="layout" svg:width="0.017cm" svg:height="0.017cm" svg:x="2.358cm" svg:y="17.195cm" svg:viewBox="0 0 18 18" draw:points="0,0 18,0 18,18 0,18">
          <text:p/>
        </draw:polygon>
        <draw:polygon draw:style-name="gr15" draw:text-style-name="P6" draw:layer="layout" svg:width="3.801cm" svg:height="0.017cm" svg:x="2.375cm" svg:y="17.195cm" svg:viewBox="0 0 3802 18" draw:points="0,0 3802,0 3802,18 0,18">
          <text:p/>
        </draw:polygon>
        <draw:polygon draw:style-name="gr15" draw:text-style-name="P6" draw:layer="layout" svg:width="0.017cm" svg:height="0.449cm" svg:x="6.176cm" svg:y="16.746cm" svg:viewBox="0 0 18 450" draw:points="0,0 18,0 18,450 0,450">
          <text:p/>
        </draw:polygon>
        <draw:polygon draw:style-name="gr15" draw:text-style-name="P6" draw:layer="layout" svg:width="0.017cm" svg:height="0.017cm" svg:x="6.176cm" svg:y="17.195cm" svg:viewBox="0 0 18 18" draw:points="0,0 18,0 18,18 0,18">
          <text:p/>
        </draw:polygon>
        <draw:polygon draw:style-name="gr15" draw:text-style-name="P6" draw:layer="layout" svg:width="3.793cm" svg:height="0.017cm" svg:x="6.193cm" svg:y="17.195cm" svg:viewBox="0 0 3794 18" draw:points="0,0 3794,0 3794,18 0,18">
          <text:p/>
        </draw:polygon>
        <draw:polygon draw:style-name="gr15" draw:text-style-name="P6" draw:layer="layout" svg:width="0.017cm" svg:height="0.449cm" svg:x="9.986cm" svg:y="16.746cm" svg:viewBox="0 0 18 450" draw:points="0,0 18,0 18,450 0,450">
          <text:p/>
        </draw:polygon>
        <draw:polygon draw:style-name="gr15" draw:text-style-name="P6" draw:layer="layout" svg:width="0.017cm" svg:height="0.017cm" svg:x="9.986cm" svg:y="17.195cm" svg:viewBox="0 0 18 18" draw:points="0,0 18,0 18,18 0,18">
          <text:p/>
        </draw:polygon>
        <draw:polygon draw:style-name="gr15" draw:text-style-name="P6" draw:layer="layout" svg:width="3.793cm" svg:height="0.017cm" svg:x="10.003cm" svg:y="17.195cm" svg:viewBox="0 0 3794 18" draw:points="0,0 3794,0 3794,18 0,18">
          <text:p/>
        </draw:polygon>
        <draw:polygon draw:style-name="gr15" draw:text-style-name="P6" draw:layer="layout" svg:width="0.017cm" svg:height="0.449cm" svg:x="13.796cm" svg:y="16.746cm" svg:viewBox="0 0 18 450" draw:points="0,0 18,0 18,450 0,450">
          <text:p/>
        </draw:polygon>
        <draw:polygon draw:style-name="gr15" draw:text-style-name="P6" draw:layer="layout" svg:width="0.017cm" svg:height="0.017cm" svg:x="13.796cm" svg:y="17.195cm" svg:viewBox="0 0 18 18" draw:points="0,0 18,0 18,18 0,18">
          <text:p/>
        </draw:polygon>
        <draw:polygon draw:style-name="gr15" draw:text-style-name="P6" draw:layer="layout" svg:width="3.793cm" svg:height="0.017cm" svg:x="13.813cm" svg:y="17.195cm" svg:viewBox="0 0 3794 18" draw:points="0,0 3794,0 3794,18 0,18">
          <text:p/>
        </draw:polygon>
        <draw:polygon draw:style-name="gr15" draw:text-style-name="P6" draw:layer="layout" svg:width="0.017cm" svg:height="0.449cm" svg:x="17.606cm" svg:y="16.746cm" svg:viewBox="0 0 18 450" draw:points="0,0 18,0 18,450 0,450">
          <text:p/>
        </draw:polygon>
        <draw:polygon draw:style-name="gr15" draw:text-style-name="P6" draw:layer="layout" svg:width="0.017cm" svg:height="0.017cm" svg:x="17.606cm" svg:y="17.195cm" svg:viewBox="0 0 18 18" draw:points="0,0 18,0 18,18 0,18">
          <text:p/>
        </draw:polygon>
        <draw:polygon draw:style-name="gr15" draw:text-style-name="P6" draw:layer="layout" svg:width="0.017cm" svg:height="0.017cm" svg:x="17.606cm" svg:y="17.195cm" svg:viewBox="0 0 18 18" draw:points="0,0 18,0 18,18 0,18">
          <text:p/>
        </draw:polygon>
        <draw:frame draw:style-name="gr3" draw:text-style-name="P4" draw:layer="layout" svg:width="0.38cm" svg:height="0.424cm" svg:x="15.716cm" svg:y="16.757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346cm" svg:height="0.386cm" svg:x="1.994cm" svg:y="17.22cm">
          <draw:text-box>
            <text:p text:style-name="P1"><text:span text:style-name="T9"><text:s/></text:span></text:p>
          </draw:text-box>
        </draw:frame>
        <draw:frame draw:style-name="gr19" draw:text-style-name="P5" draw:layer="layout" svg:width="3.782cm" svg:height="0.386cm" svg:x="1.994cm" svg:y="17.626cm">
          <draw:text-box>
            <text:p text:style-name="P1"><text:span text:style-name="T9">La atribución se realiza: </text:span></text:p>
          </draw:text-box>
        </draw:frame>
        <draw:frame draw:style-name="gr20" draw:text-style-name="P5" draw:layer="layout" svg:width="2.864cm" svg:height="0.386cm" svg:x="1.994cm" svg:y="18.033cm">
          <draw:text-box>
            <text:p text:style-name="P1"><text:span text:style-name="T10">Al actor (Blanca) </text:span></text:p>
          </draw:text-box>
        </draw:frame>
        <draw:frame draw:style-name="gr21" draw:text-style-name="P5" draw:layer="layout" svg:width="0.781cm" svg:height="0.386cm" svg:x="5.741cm" svg:y="18.033cm">
          <draw:text-box>
            <text:p text:style-name="P1"><text:span text:style-name="T10"><text:s text:c="8"/></text:span></text:p>
          </draw:text-box>
        </draw:frame>
        <draw:frame draw:style-name="gr22" draw:text-style-name="P5" draw:layer="layout" svg:width="10.501cm" svg:height="0.386cm" svg:x="6.99cm" svg:y="18.033cm">
          <draw:text-box>
            <text:p text:style-name="P1"><text:span text:style-name="T10">Al estímulo (estudiante nuevo) <text:s text:c="5"/>A las circunstancias (al azar) </text:span></text:p>
          </draw:text-box>
        </draw:frame>
        <draw:frame draw:style-name="gr3" draw:text-style-name="P4" draw:layer="layout" svg:width="0.38cm" svg:height="0.424cm" svg:x="1.994cm" svg:y="18.442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2.381cm" svg:height="0.386cm" svg:x="1.994cm" svg:y="18.888cm">
          <draw:text-box>
            <text:p text:style-name="P1"><text:span text:style-name="T6">SITUACIÓN 3: </text:span></text:p>
          </draw:text-box>
        </draw:frame>
        <draw:frame draw:style-name="gr6" draw:text-style-name="P5" draw:layer="layout" svg:width="0.346cm" svg:height="0.386cm" svg:x="1.994cm" svg:y="19.286cm">
          <draw:text-box>
            <text:p text:style-name="P1"><text:span text:style-name="T6"><text:s/></text:span></text:p>
          </draw:text-box>
        </draw:frame>
        <draw:frame draw:style-name="gr27" draw:text-style-name="P5" draw:layer="layout" svg:width="15.894cm" svg:height="0.386cm" svg:x="1.994cm" svg:y="19.692cm">
          <draw:text-box>
            <text:p text:style-name="P1"><text:span text:style-name="T6">Diseña <text:s/>una <text:s/>situación <text:s/>utilizando <text:s/>los <text:s/>actores <text:s/>de <text:s/>las <text:s/>situaciones <text:s/>anteriores <text:s/>en <text:s/>la <text:s/>que <text:s/>se <text:s/>den <text:s/>los </text:span></text:p>
          </draw:text-box>
        </draw:frame>
        <draw:frame draw:style-name="gr28" draw:text-style-name="P5" draw:layer="layout" svg:width="3.473cm" svg:height="0.386cm" svg:x="1.994cm" svg:y="20.099cm">
          <draw:text-box>
            <text:p text:style-name="P1"><text:span text:style-name="T6">siguientes elementos: </text:span></text:p>
          </draw:text-box>
        </draw:frame>
        <draw:frame draw:style-name="gr29" draw:text-style-name="P3" draw:layer="layout" svg:width="0.422cm" svg:height="0.475cm" svg:x="4.188cm" svg:y="22.579cm">
          <draw:text-box>
            <text:p text:style-name="P1"><text:span text:style-name="T2"><text:s/></text:span></text:p>
          </draw:text-box>
        </draw:frame>
        <draw:frame draw:style-name="gr30" draw:text-style-name="P3" draw:layer="layout" svg:width="2.169cm" svg:height="0.475cm" svg:x="6.975cm" svg:y="22.579cm">
          <draw:text-box>
            <text:p text:style-name="P1"><text:span text:style-name="T2">Consenso </text:span></text:p>
          </draw:text-box>
        </draw:frame>
        <draw:frame draw:style-name="gr31" draw:text-style-name="P3" draw:layer="layout" svg:width="2.762cm" svg:height="0.475cm" svg:x="10.499cm" svg:y="22.579cm">
          <draw:text-box>
            <text:p text:style-name="P1"><text:span text:style-name="T2">Consistencia </text:span></text:p>
          </draw:text-box>
        </draw:frame>
        <draw:polygon draw:style-name="gr15" draw:text-style-name="P6" draw:layer="layout" svg:width="0.017cm" svg:height="0.017cm" svg:x="2.269cm" svg:y="22.556cm" svg:viewBox="0 0 18 18" draw:points="0,0 18,0 18,18 0,18">
          <text:p/>
        </draw:polygon>
        <draw:polygon draw:style-name="gr15" draw:text-style-name="P6" draw:layer="layout" svg:width="0.017cm" svg:height="0.017cm" svg:x="2.269cm" svg:y="22.556cm" svg:viewBox="0 0 18 18" draw:points="0,0 18,0 18,18 0,18">
          <text:p/>
        </draw:polygon>
        <draw:polygon draw:style-name="gr15" draw:text-style-name="P6" draw:layer="layout" svg:width="3.801cm" svg:height="0.017cm" svg:x="2.286cm" svg:y="22.556cm" svg:viewBox="0 0 3802 18" draw:points="0,0 3802,0 3802,18 0,18">
          <text:p/>
        </draw:polygon>
        <draw:polygon draw:style-name="gr15" draw:text-style-name="P6" draw:layer="layout" svg:width="0.017cm" svg:height="0.017cm" svg:x="6.087cm" svg:y="22.556cm" svg:viewBox="0 0 18 18" draw:points="0,0 18,0 18,18 0,18">
          <text:p/>
        </draw:polygon>
        <draw:polygon draw:style-name="gr15" draw:text-style-name="P6" draw:layer="layout" svg:width="3.793cm" svg:height="0.017cm" svg:x="6.104cm" svg:y="22.556cm" svg:viewBox="0 0 3794 18" draw:points="0,0 3794,0 3794,18 0,18">
          <text:p/>
        </draw:polygon>
        <draw:polygon draw:style-name="gr15" draw:text-style-name="P6" draw:layer="layout" svg:width="0.017cm" svg:height="0.017cm" svg:x="9.897cm" svg:y="22.556cm" svg:viewBox="0 0 18 18" draw:points="0,0 18,0 18,18 0,18">
          <text:p/>
        </draw:polygon>
        <draw:polygon draw:style-name="gr15" draw:text-style-name="P6" draw:layer="layout" svg:width="3.793cm" svg:height="0.017cm" svg:x="9.914cm" svg:y="22.556cm" svg:viewBox="0 0 3794 18" draw:points="0,0 3794,0 3794,18 0,18">
          <text:p/>
        </draw:polygon>
        <draw:polygon draw:style-name="gr15" draw:text-style-name="P6" draw:layer="layout" svg:width="0.017cm" svg:height="0.017cm" svg:x="13.707cm" svg:y="22.556cm" svg:viewBox="0 0 18 18" draw:points="0,0 18,0 18,18 0,18">
          <text:p/>
        </draw:polygon>
        <draw:polygon draw:style-name="gr15" draw:text-style-name="P6" draw:layer="layout" svg:width="3.793cm" svg:height="0.017cm" svg:x="13.724cm" svg:y="22.556cm" svg:viewBox="0 0 3794 18" draw:points="0,0 3794,0 3794,18 0,18">
          <text:p/>
        </draw:polygon>
        <draw:polygon draw:style-name="gr15" draw:text-style-name="P6" draw:layer="layout" svg:width="0.017cm" svg:height="0.017cm" svg:x="17.517cm" svg:y="22.556cm" svg:viewBox="0 0 18 18" draw:points="0,0 18,0 18,18 0,18">
          <text:p/>
        </draw:polygon>
        <draw:polygon draw:style-name="gr15" draw:text-style-name="P6" draw:layer="layout" svg:width="0.017cm" svg:height="0.017cm" svg:x="17.517cm" svg:y="22.556cm" svg:viewBox="0 0 18 18" draw:points="0,0 18,0 18,18 0,18">
          <text:p/>
        </draw:polygon>
        <draw:polygon draw:style-name="gr15" draw:text-style-name="P6" draw:layer="layout" svg:width="0.017cm" svg:height="0.491cm" svg:x="2.269cm" svg:y="22.573cm" svg:viewBox="0 0 18 492" draw:points="0,0 18,0 18,492 0,492">
          <text:p/>
        </draw:polygon>
        <draw:polygon draw:style-name="gr15" draw:text-style-name="P6" draw:layer="layout" svg:width="0.017cm" svg:height="0.491cm" svg:x="6.087cm" svg:y="22.573cm" svg:viewBox="0 0 18 492" draw:points="0,0 18,0 18,492 0,492">
          <text:p/>
        </draw:polygon>
        <draw:polygon draw:style-name="gr15" draw:text-style-name="P6" draw:layer="layout" svg:width="0.017cm" svg:height="0.491cm" svg:x="9.897cm" svg:y="22.573cm" svg:viewBox="0 0 18 492" draw:points="0,0 18,0 18,492 0,492">
          <text:p/>
        </draw:polygon>
        <draw:polygon draw:style-name="gr15" draw:text-style-name="P6" draw:layer="layout" svg:width="0.017cm" svg:height="0.491cm" svg:x="13.707cm" svg:y="22.573cm" svg:viewBox="0 0 18 492" draw:points="0,0 18,0 18,492 0,492">
          <text:p/>
        </draw:polygon>
        <draw:polygon draw:style-name="gr15" draw:text-style-name="P6" draw:layer="layout" svg:width="0.017cm" svg:height="0.491cm" svg:x="17.517cm" svg:y="22.573cm" svg:viewBox="0 0 18 492" draw:points="0,0 18,0 18,492 0,492">
          <text:p/>
        </draw:polygon>
        <draw:frame draw:style-name="gr32" draw:text-style-name="P3" draw:layer="layout" svg:width="2.665cm" svg:height="0.475cm" svg:x="14.356cm" svg:y="22.579cm">
          <draw:text-box>
            <text:p text:style-name="P1"><text:span text:style-name="T2">Distintividad </text:span></text:p>
          </draw:text-box>
        </draw:frame>
        <draw:frame draw:style-name="gr33" draw:text-style-name="P3" draw:layer="layout" svg:width="0.942cm" svg:height="0.475cm" svg:x="3.777cm" svg:y="23.087cm">
          <draw:text-box>
            <text:p text:style-name="P1"><text:span text:style-name="T2">Alto </text:span></text:p>
          </draw:text-box>
        </draw:frame>
        <draw:frame draw:style-name="gr29" draw:text-style-name="P3" draw:layer="layout" svg:width="0.422cm" svg:height="0.475cm" svg:x="7.998cm" svg:y="23.087cm">
          <draw:text-box>
            <text:p text:style-name="P1"><text:span text:style-name="T2"><text:s/></text:span></text:p>
          </draw:text-box>
        </draw:frame>
        <draw:frame draw:style-name="gr29" draw:text-style-name="P3" draw:layer="layout" svg:width="0.422cm" svg:height="0.475cm" svg:x="11.817cm" svg:y="23.087cm">
          <draw:text-box>
            <text:p text:style-name="P1"><text:span text:style-name="T2"><text:s/></text:span></text:p>
          </draw:text-box>
        </draw:frame>
        <draw:polygon draw:style-name="gr15" draw:text-style-name="P6" draw:layer="layout" svg:width="0.017cm" svg:height="0.017cm" svg:x="2.269cm" svg:y="23.064cm" svg:viewBox="0 0 18 18" draw:points="0,0 18,0 18,18 0,18">
          <text:p/>
        </draw:polygon>
        <draw:polygon draw:style-name="gr15" draw:text-style-name="P6" draw:layer="layout" svg:width="3.801cm" svg:height="0.017cm" svg:x="2.286cm" svg:y="23.064cm" svg:viewBox="0 0 3802 18" draw:points="0,0 3802,0 3802,18 0,18">
          <text:p/>
        </draw:polygon>
        <draw:polygon draw:style-name="gr15" draw:text-style-name="P6" draw:layer="layout" svg:width="0.017cm" svg:height="0.017cm" svg:x="6.087cm" svg:y="23.064cm" svg:viewBox="0 0 18 18" draw:points="0,0 18,0 18,18 0,18">
          <text:p/>
        </draw:polygon>
        <draw:polygon draw:style-name="gr15" draw:text-style-name="P6" draw:layer="layout" svg:width="3.793cm" svg:height="0.017cm" svg:x="6.104cm" svg:y="23.064cm" svg:viewBox="0 0 3794 18" draw:points="0,0 3794,0 3794,18 0,18">
          <text:p/>
        </draw:polygon>
        <draw:polygon draw:style-name="gr15" draw:text-style-name="P6" draw:layer="layout" svg:width="0.017cm" svg:height="0.017cm" svg:x="9.897cm" svg:y="23.064cm" svg:viewBox="0 0 18 18" draw:points="0,0 18,0 18,18 0,18">
          <text:p/>
        </draw:polygon>
        <draw:polygon draw:style-name="gr15" draw:text-style-name="P6" draw:layer="layout" svg:width="3.793cm" svg:height="0.017cm" svg:x="9.914cm" svg:y="23.064cm" svg:viewBox="0 0 3794 18" draw:points="0,0 3794,0 3794,18 0,18">
          <text:p/>
        </draw:polygon>
        <draw:polygon draw:style-name="gr15" draw:text-style-name="P6" draw:layer="layout" svg:width="0.017cm" svg:height="0.017cm" svg:x="13.707cm" svg:y="23.064cm" svg:viewBox="0 0 18 18" draw:points="0,0 18,0 18,18 0,18">
          <text:p/>
        </draw:polygon>
        <draw:polygon draw:style-name="gr15" draw:text-style-name="P6" draw:layer="layout" svg:width="3.793cm" svg:height="0.017cm" svg:x="13.724cm" svg:y="23.064cm" svg:viewBox="0 0 3794 18" draw:points="0,0 3794,0 3794,18 0,18">
          <text:p/>
        </draw:polygon>
        <draw:polygon draw:style-name="gr15" draw:text-style-name="P6" draw:layer="layout" svg:width="0.017cm" svg:height="0.017cm" svg:x="17.517cm" svg:y="23.064cm" svg:viewBox="0 0 18 18" draw:points="0,0 18,0 18,18 0,18">
          <text:p/>
        </draw:polygon>
        <draw:polygon draw:style-name="gr15" draw:text-style-name="P6" draw:layer="layout" svg:width="0.017cm" svg:height="0.482cm" svg:x="2.269cm" svg:y="23.081cm" svg:viewBox="0 0 18 483" draw:points="0,0 18,0 18,483 0,483">
          <text:p/>
        </draw:polygon>
        <draw:polygon draw:style-name="gr15" draw:text-style-name="P6" draw:layer="layout" svg:width="0.017cm" svg:height="0.482cm" svg:x="6.087cm" svg:y="23.081cm" svg:viewBox="0 0 18 483" draw:points="0,0 18,0 18,483 0,483">
          <text:p/>
        </draw:polygon>
        <draw:polygon draw:style-name="gr15" draw:text-style-name="P6" draw:layer="layout" svg:width="0.017cm" svg:height="0.482cm" svg:x="9.897cm" svg:y="23.081cm" svg:viewBox="0 0 18 483" draw:points="0,0 18,0 18,483 0,483">
          <text:p/>
        </draw:polygon>
        <draw:polygon draw:style-name="gr15" draw:text-style-name="P6" draw:layer="layout" svg:width="0.017cm" svg:height="0.482cm" svg:x="13.707cm" svg:y="23.081cm" svg:viewBox="0 0 18 483" draw:points="0,0 18,0 18,483 0,483">
          <text:p/>
        </draw:polygon>
        <draw:polygon draw:style-name="gr15" draw:text-style-name="P6" draw:layer="layout" svg:width="0.017cm" svg:height="0.482cm" svg:x="17.517cm" svg:y="23.081cm" svg:viewBox="0 0 18 483" draw:points="0,0 18,0 18,483 0,483">
          <text:p/>
        </draw:polygon>
        <draw:frame draw:style-name="gr29" draw:text-style-name="P3" draw:layer="layout" svg:width="0.422cm" svg:height="0.475cm" svg:x="15.485cm" svg:y="23.087cm">
          <draw:text-box>
            <text:p text:style-name="P1"><text:span text:style-name="T2">X </text:span></text:p>
          </draw:text-box>
        </draw:frame>
        <draw:frame draw:style-name="gr34" draw:text-style-name="P3" draw:layer="layout" svg:width="1.039cm" svg:height="0.475cm" svg:x="3.729cm" svg:y="23.587cm">
          <draw:text-box>
            <text:p text:style-name="P1"><text:span text:style-name="T2">Bajo </text:span></text:p>
          </draw:text-box>
        </draw:frame>
        <draw:frame draw:style-name="gr29" draw:text-style-name="P3" draw:layer="layout" svg:width="0.422cm" svg:height="0.475cm" svg:x="7.857cm" svg:y="23.587cm">
          <draw:text-box>
            <text:p text:style-name="P1"><text:span text:style-name="T2">X </text:span></text:p>
          </draw:text-box>
        </draw:frame>
        <draw:frame draw:style-name="gr29" draw:text-style-name="P3" draw:layer="layout" svg:width="0.422cm" svg:height="0.475cm" svg:x="11.675cm" svg:y="23.587cm">
          <draw:text-box>
            <text:p text:style-name="P1"><text:span text:style-name="T2">X </text:span></text:p>
          </draw:text-box>
        </draw:frame>
        <draw:polygon draw:style-name="gr15" draw:text-style-name="P6" draw:layer="layout" svg:width="0.017cm" svg:height="0.017cm" svg:x="2.269cm" svg:y="23.563cm" svg:viewBox="0 0 18 18" draw:points="0,0 18,0 18,18 0,18">
          <text:p/>
        </draw:polygon>
        <draw:polygon draw:style-name="gr15" draw:text-style-name="P6" draw:layer="layout" svg:width="3.801cm" svg:height="0.017cm" svg:x="2.286cm" svg:y="23.563cm" svg:viewBox="0 0 3802 18" draw:points="0,0 3802,0 3802,18 0,18">
          <text:p/>
        </draw:polygon>
        <draw:polygon draw:style-name="gr15" draw:text-style-name="P6" draw:layer="layout" svg:width="0.017cm" svg:height="0.017cm" svg:x="6.087cm" svg:y="23.563cm" svg:viewBox="0 0 18 18" draw:points="0,0 18,0 18,18 0,18">
          <text:p/>
        </draw:polygon>
        <draw:polygon draw:style-name="gr15" draw:text-style-name="P6" draw:layer="layout" svg:width="3.793cm" svg:height="0.017cm" svg:x="6.104cm" svg:y="23.563cm" svg:viewBox="0 0 3794 18" draw:points="0,0 3794,0 3794,18 0,18">
          <text:p/>
        </draw:polygon>
        <draw:polygon draw:style-name="gr15" draw:text-style-name="P6" draw:layer="layout" svg:width="0.017cm" svg:height="0.017cm" svg:x="9.897cm" svg:y="23.563cm" svg:viewBox="0 0 18 18" draw:points="0,0 18,0 18,18 0,18">
          <text:p/>
        </draw:polygon>
        <draw:polygon draw:style-name="gr15" draw:text-style-name="P6" draw:layer="layout" svg:width="3.793cm" svg:height="0.017cm" svg:x="9.914cm" svg:y="23.563cm" svg:viewBox="0 0 3794 18" draw:points="0,0 3794,0 3794,18 0,18">
          <text:p/>
        </draw:polygon>
        <draw:polygon draw:style-name="gr15" draw:text-style-name="P6" draw:layer="layout" svg:width="0.017cm" svg:height="0.017cm" svg:x="13.707cm" svg:y="23.563cm" svg:viewBox="0 0 18 18" draw:points="0,0 18,0 18,18 0,18">
          <text:p/>
        </draw:polygon>
        <draw:polygon draw:style-name="gr15" draw:text-style-name="P6" draw:layer="layout" svg:width="3.793cm" svg:height="0.017cm" svg:x="13.724cm" svg:y="23.563cm" svg:viewBox="0 0 3794 18" draw:points="0,0 3794,0 3794,18 0,18">
          <text:p/>
        </draw:polygon>
        <draw:polygon draw:style-name="gr15" draw:text-style-name="P6" draw:layer="layout" svg:width="0.017cm" svg:height="0.017cm" svg:x="17.517cm" svg:y="23.563cm" svg:viewBox="0 0 18 18" draw:points="0,0 18,0 18,18 0,18">
          <text:p/>
        </draw:polygon>
        <draw:polygon draw:style-name="gr15" draw:text-style-name="P6" draw:layer="layout" svg:width="0.017cm" svg:height="0.491cm" svg:x="2.269cm" svg:y="23.58cm" svg:viewBox="0 0 18 492" draw:points="0,0 18,0 18,492 0,492">
          <text:p/>
        </draw:polygon>
        <draw:polygon draw:style-name="gr15" draw:text-style-name="P6" draw:layer="layout" svg:width="0.017cm" svg:height="0.017cm" svg:x="2.269cm" svg:y="24.071cm" svg:viewBox="0 0 18 18" draw:points="0,0 18,0 18,18 0,18">
          <text:p/>
        </draw:polygon>
        <draw:polygon draw:style-name="gr15" draw:text-style-name="P6" draw:layer="layout" svg:width="0.017cm" svg:height="0.017cm" svg:x="2.269cm" svg:y="24.071cm" svg:viewBox="0 0 18 18" draw:points="0,0 18,0 18,18 0,18">
          <text:p/>
        </draw:polygon>
        <draw:polygon draw:style-name="gr15" draw:text-style-name="P6" draw:layer="layout" svg:width="3.801cm" svg:height="0.017cm" svg:x="2.286cm" svg:y="24.071cm" svg:viewBox="0 0 3802 18" draw:points="0,0 3802,0 3802,18 0,18">
          <text:p/>
        </draw:polygon>
        <draw:polygon draw:style-name="gr15" draw:text-style-name="P6" draw:layer="layout" svg:width="0.017cm" svg:height="0.491cm" svg:x="6.087cm" svg:y="23.58cm" svg:viewBox="0 0 18 492" draw:points="0,0 18,0 18,492 0,492">
          <text:p/>
        </draw:polygon>
        <draw:polygon draw:style-name="gr15" draw:text-style-name="P6" draw:layer="layout" svg:width="0.017cm" svg:height="0.017cm" svg:x="6.087cm" svg:y="24.071cm" svg:viewBox="0 0 18 18" draw:points="0,0 18,0 18,18 0,18">
          <text:p/>
        </draw:polygon>
        <draw:polygon draw:style-name="gr15" draw:text-style-name="P6" draw:layer="layout" svg:width="3.793cm" svg:height="0.017cm" svg:x="6.104cm" svg:y="24.071cm" svg:viewBox="0 0 3794 18" draw:points="0,0 3794,0 3794,18 0,18">
          <text:p/>
        </draw:polygon>
        <draw:polygon draw:style-name="gr15" draw:text-style-name="P6" draw:layer="layout" svg:width="0.017cm" svg:height="0.491cm" svg:x="9.897cm" svg:y="23.58cm" svg:viewBox="0 0 18 492" draw:points="0,0 18,0 18,492 0,492">
          <text:p/>
        </draw:polygon>
        <draw:polygon draw:style-name="gr15" draw:text-style-name="P6" draw:layer="layout" svg:width="0.017cm" svg:height="0.017cm" svg:x="9.897cm" svg:y="24.071cm" svg:viewBox="0 0 18 18" draw:points="0,0 18,0 18,18 0,18">
          <text:p/>
        </draw:polygon>
        <draw:polygon draw:style-name="gr15" draw:text-style-name="P6" draw:layer="layout" svg:width="3.793cm" svg:height="0.017cm" svg:x="9.914cm" svg:y="24.071cm" svg:viewBox="0 0 3794 18" draw:points="0,0 3794,0 3794,18 0,18">
          <text:p/>
        </draw:polygon>
        <draw:polygon draw:style-name="gr15" draw:text-style-name="P6" draw:layer="layout" svg:width="0.017cm" svg:height="0.491cm" svg:x="13.707cm" svg:y="23.58cm" svg:viewBox="0 0 18 492" draw:points="0,0 18,0 18,492 0,492">
          <text:p/>
        </draw:polygon>
        <draw:polygon draw:style-name="gr15" draw:text-style-name="P6" draw:layer="layout" svg:width="0.017cm" svg:height="0.017cm" svg:x="13.707cm" svg:y="24.071cm" svg:viewBox="0 0 18 18" draw:points="0,0 18,0 18,18 0,18">
          <text:p/>
        </draw:polygon>
        <draw:polygon draw:style-name="gr15" draw:text-style-name="P6" draw:layer="layout" svg:width="3.793cm" svg:height="0.017cm" svg:x="13.724cm" svg:y="24.071cm" svg:viewBox="0 0 3794 18" draw:points="0,0 3794,0 3794,18 0,18">
          <text:p/>
        </draw:polygon>
        <draw:polygon draw:style-name="gr15" draw:text-style-name="P6" draw:layer="layout" svg:width="0.017cm" svg:height="0.491cm" svg:x="17.517cm" svg:y="23.58cm" svg:viewBox="0 0 18 492" draw:points="0,0 18,0 18,492 0,492">
          <text:p/>
        </draw:polygon>
        <draw:polygon draw:style-name="gr15" draw:text-style-name="P6" draw:layer="layout" svg:width="0.017cm" svg:height="0.017cm" svg:x="17.517cm" svg:y="24.071cm" svg:viewBox="0 0 18 18" draw:points="0,0 18,0 18,18 0,18">
          <text:p/>
        </draw:polygon>
        <draw:polygon draw:style-name="gr15" draw:text-style-name="P6" draw:layer="layout" svg:width="0.017cm" svg:height="0.017cm" svg:x="17.517cm" svg:y="24.071cm" svg:viewBox="0 0 18 18" draw:points="0,0 18,0 18,18 0,18">
          <text:p/>
        </draw:polygon>
        <draw:frame draw:style-name="gr29" draw:text-style-name="P3" draw:layer="layout" svg:width="0.422cm" svg:height="0.475cm" svg:x="15.627cm" svg:y="23.5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8cm" svg:height="0.424cm" svg:x="1.994cm" svg:y="22.489cm">
          <draw:text-box>
            <text:p text:style-name="P1"><text:span text:style-name="T5"><text:s text:c="2"/></text:span></text:p>
          </draw:text-box>
        </draw:frame>
        <draw:frame draw:style-name="gr3" draw:text-style-name="P4" draw:layer="layout" svg:width="0.38cm" svg:height="0.424cm" svg:x="1.994cm" svg:y="22.9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cm" svg:height="0.424cm" svg:x="1.994cm" svg:y="23.37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cm" svg:height="0.424cm" svg:x="1.994cm" svg:y="23.82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cm" svg:height="0.424cm" svg:x="1.994cm" svg:y="24.276cm">
          <draw:text-box>
            <text:p text:style-name="P1"><text:span text:style-name="T5"><text:s/></text:span></text:p>
          </draw:text-box>
        </draw:frame>
        <draw:frame draw:style-name="gr19" draw:text-style-name="P5" draw:layer="layout" svg:width="3.782cm" svg:height="0.386cm" svg:x="1.994cm" svg:y="24.713cm">
          <draw:text-box>
            <text:p text:style-name="P1"><text:span text:style-name="T9">La atribución se realiza: </text:span></text:p>
          </draw:text-box>
        </draw:frame>
        <draw:frame draw:style-name="gr20" draw:text-style-name="P5" draw:layer="layout" svg:width="2.864cm" svg:height="0.386cm" svg:x="1.994cm" svg:y="25.119cm">
          <draw:text-box>
            <text:p text:style-name="P1"><text:span text:style-name="T10">Al actor (Blanca) </text:span></text:p>
          </draw:text-box>
        </draw:frame>
        <draw:frame draw:style-name="gr35" draw:text-style-name="P5" draw:layer="layout" svg:width="0.878cm" svg:height="0.386cm" svg:x="5.741cm" svg:y="25.119cm">
          <draw:text-box>
            <text:p text:style-name="P1"><text:span text:style-name="T10"><text:s text:c="9"/></text:span></text:p>
          </draw:text-box>
        </draw:frame>
        <draw:frame draw:style-name="gr22" draw:text-style-name="P5" draw:layer="layout" svg:width="10.501cm" svg:height="0.386cm" svg:x="6.99cm" svg:y="25.119cm">
          <draw:text-box>
            <text:p text:style-name="P1"><text:span text:style-name="T10">Al estímulo (estudiante nuevo) <text:s text:c="5"/>A las circunstancias (al azar) </text:span></text:p>
          </draw:text-box>
        </draw:frame>
        <draw:frame draw:style-name="gr36" draw:text-style-name="P7" draw:layer="layout" svg:width="0.48cm" svg:height="0.937cm" svg:x="11.707cm" svg:y="9.31cm">
          <draw:text-box>
            <text:p>×</text:p>
          </draw:text-box>
        </draw:frame>
        <draw:frame draw:style-name="gr36" draw:text-style-name="P7" draw:layer="layout" svg:width="0.48cm" svg:height="0.937cm" svg:x="15.517cm" svg:y="9.31cm">
          <draw:text-box>
            <text:p>×</text:p>
          </draw:text-box>
        </draw:frame>
        <draw:frame draw:style-name="gr37" draw:text-style-name="P7" draw:layer="layout" svg:width="0.48cm" svg:height="0.937cm" svg:x="7.77cm" svg:y="9.31cm">
          <draw:text-box>
            <text:p>×</text:p>
          </draw:text-box>
        </draw:frame>
        <draw:frame draw:style-name="gr36" draw:text-style-name="P7" draw:layer="layout" svg:width="0.48cm" svg:height="0.937cm" svg:x="15.517cm" svg:y="16.47cm">
          <draw:text-box>
            <text:p>×</text:p>
          </draw:text-box>
        </draw:frame>
        <draw:frame draw:style-name="gr36" draw:text-style-name="P7" draw:layer="layout" svg:width="0.48cm" svg:height="0.937cm" svg:x="11.552cm" svg:y="16.041cm">
          <draw:text-box>
            <text:p>×</text:p>
          </draw:text-box>
        </draw:frame>
        <draw:frame draw:style-name="gr36" draw:text-style-name="P7" draw:layer="layout" svg:width="0.48cm" svg:height="0.937cm" svg:x="7.742cm" svg:y="16.47cm">
          <draw:text-box>
            <text:p>×</text:p>
          </draw:text-box>
        </draw:frame>
        <draw:frame draw:style-name="gr38" draw:text-style-name="P5" draw:layer="layout" svg:width="15.403cm" svg:height="1.541cm" svg:x="1.928cm" svg:y="20.783cm">
          <draw:text-box>
            <text:p text:style-name="P1"><text:span text:style-name="T6">Un estudiante se ha incorporado a mitad de curso al Centro. Cuando pide ayuda, muy pocos de los</text:span></text:p>
            <text:p text:style-name="P1"><text:span text:style-name="T6">compañeros se la prestan, excepto Blanca que, dependiendo del día le ayuda o no. Pero, además, </text:span></text:p>
            <text:p text:style-name="P1"><text:span text:style-name="T6">Aunque a él le ayuda alguna vez, a los demás compañeros no les ayuda nunca en circunstancias </text:span></text:p>
            <text:p text:style-name="P1"><text:span text:style-name="T6">similar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03T12:17:58.421346346</dc:date>
    <meta:editing-duration>PT5M46S</meta:editing-duration>
    <meta:editing-cycles>2</meta:editing-cycles>
    <meta:generator>LibreOffice/5.1.6.2$Linux_X86_64 LibreOffice_project/10m0$Build-2</meta:generator>
    <meta:document-statistic meta:object-count="259"/>
  </office:meta>
</office:document-meta>
</file>